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627" officeooo:paragraph-rsid="0014e627"/>
    </style:style>
    <style:style style:name="P2" style:family="paragraph" style:parent-style-name="Standard">
      <style:text-properties officeooo:rsid="00148f50" officeooo:paragraph-rsid="0014e627"/>
    </style:style>
    <style:style style:name="P3" style:family="paragraph" style:parent-style-name="Standard">
      <style:text-properties officeooo:rsid="0016454c" officeooo:paragraph-rsid="00164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nda</text:p>
      <text:p text:style-name="P1">es</text:p>
      <text:p text:style-name="P1">a</text:p>
      <text:p text:style-name="P1">cho</text:p>
      <text:p text:style-name="P1">ve</text:p>
      <text:p text:style-name="P1">ndo</text:p>
      <text:p text:style-name="P2">test</text:p>
      <text:p text:style-name="P3">tomei cafe3</text:p>
      <text:p text:style-name="P3">e parou de chover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12:34.962495130</meta:creation-date>
    <dc:date>2021-04-11T17:05:10.626767847</dc:date>
    <meta:editing-duration>PT1M2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" meta:character-count="49" meta:non-whitespace-character-count="44"/>
  </office:meta>
</office:document-meta>
</file>